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Handler.getSendMail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Descriptor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ndMailTransformer.sendExceptionElement(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ndMailTransformer.sendMail( List newAddresses , Transport tran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endMailTransformer.setUpMessage( Session 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endMailTransformer.appendToAddress( List addresses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MailTransform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ttachmentDescriptor.isUR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achmentDescriptor.is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getAddresses( AddressHandler [ ] handlerA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ndMailTransformer.endTransformingElement( String uri , String name , String raw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">
            <text:p text:style-name="Table_20_Contents">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endMailTransformer.startTransformingElement( String uri , String name , String raw , Attributes att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ddressHandler.AddressHandler( InternetAddress new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ddressHandler.setSendMailResult( String newSendMail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Descriptor.isFil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SendMail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Transformer.sendMai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ddressHandler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Descriptor.setContent( String new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Descriptor.AttachmentDescriptor( String newAttrName , String newAttrMimeType , String newAttrSrc , String newAtt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MailTransformer.generateSAXReportStatements( AddressHandler [ ] addressAr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